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11pt" style:font-size-asian="11pt" style:font-size-complex="11pt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officeooo:rsid="001ee25b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DPAS/SIS/BADA/SUSPENSION/</text:span><text:span text:style-name="T4"><text:date style:data-style-name="N106" text:date-value="2015-04-03T15:34:39.435000079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03T15:34:39.435000079">03/04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<text:span text:style-name="T7">Comme je vous l’indiquais dans mon courrier du </text:span><text:span text:style-name="T3"><text:user-field-get text:name="passagecommissionep_impressionconvocation"/></text:span>, <text:span text:style-name="T7">votre dossier a été transmis à l’Equipe Pluridisciplinaire (EP) qui a examiné votre situation.</text:span></text:p>
        <text:p text:style-name="P18"/>
        <text:p text:style-name="P18">Après avoir pris connaissance de son avis, il a été décidé, compte tenu de l’absence de démarches d’insertion de votre part malgré nos multiples sollicitations, de suspendre votre allocation de Revenu de Solidarité Active (RSA).</text:p>
        <text:p text:style-name="P18"/>
        <text:p text:style-name="P18">La Caisse d’Allocations Familiales (CAF) effectuera cette suspension à compter de <text:date style:data-style-name="N34" text:date-value="2015-04-03T15:34:39.451000294">avril</text:date> payable en <text:date style:data-style-name="N34" text:date-value="2015-04-03T15:34:39.451000294" text:date-adjust="PT768H00M00S">mai</text:date>.</text:p>
        <text:p text:style-name="P18">Cette suspension sera également effective les mois suivants en l’absence de démarches d’insertion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8">départemental</text:span>, Hôtel du Département – BP 93 – 93006 Bobigny Cedex.</text:p>
        <text:p text:style-name="P4"/>
        <text:p text:style-name="P16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7"/>
        <text:p text:style-name="P14">Pour le Président du Conseil <text:span text:style-name="T8">départemental</text:span></text:p>
        <text:p text:style-name="P14">et par délégation,</text:p>
        <text:p text:style-name="P14"/>
        <text:p text:style-name="P14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34:39.248000000</dc:date>
    <dc:creator>linda baitech</dc:creator>
    <meta:editing-duration>PT6H3M3S</meta:editing-duration>
    <meta:editing-cycles>106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176" meta:character-count="1176" meta:non-whitespace-character-count="999"/>
  </office:meta>
</office:document-meta>
</file>